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2437c4" officeooo:paragraph-rsid="002437c4" style:font-weight-asian="bold" style:font-weight-complex="bold"/>
    </style:style>
    <style:style style:name="P2" style:family="paragraph" style:parent-style-name="Standard">
      <style:paragraph-properties fo:text-align="start" style:justify-single-word="false"/>
      <style:text-properties fo:font-weight="bold" officeooo:rsid="00352728" officeooo:paragraph-rsid="00352728" style:font-weight-asian="bold" style:font-weight-complex="bold"/>
    </style:style>
    <style:style style:name="P3" style:family="paragraph" style:parent-style-name="Standard">
      <style:paragraph-properties fo:text-align="start" style:justify-single-word="false"/>
      <style:text-properties fo:font-weight="bold" officeooo:rsid="00364a26" officeooo:paragraph-rsid="00364a26" style:font-weight-asian="bold" style:font-weight-complex="bold"/>
    </style:style>
    <style:style style:name="P4" style:family="paragraph" style:parent-style-name="Standard">
      <style:paragraph-properties fo:text-align="start" style:justify-single-word="false"/>
      <style:text-properties fo:font-weight="bold" officeooo:rsid="00380f6c" officeooo:paragraph-rsid="00380f6c" style:font-weight-asian="bold" style:font-weight-complex="bold"/>
    </style:style>
    <style:style style:name="P5" style:family="paragraph" style:parent-style-name="Standard">
      <style:paragraph-properties fo:text-align="start" style:justify-single-word="false"/>
      <style:text-properties fo:font-weight="normal" officeooo:rsid="00364a26" officeooo:paragraph-rsid="00364a26" style:font-weight-asian="normal" style:font-weight-complex="normal"/>
    </style:style>
    <style:style style:name="P6" style:family="paragraph" style:parent-style-name="Standard">
      <style:paragraph-properties fo:text-align="start" style:justify-single-word="false"/>
      <style:text-properties fo:font-weight="normal" officeooo:rsid="0040cdd9" officeooo:paragraph-rsid="00380f6c" style:font-weight-asian="normal" style:font-weight-complex="normal"/>
    </style:style>
    <style:style style:name="P7" style:family="paragraph" style:parent-style-name="Standard">
      <style:paragraph-properties fo:text-align="start" style:justify-single-word="false"/>
      <style:text-properties fo:font-weight="normal" officeooo:rsid="0040cdd9" officeooo:paragraph-rsid="0040cdd9" style:font-weight-asian="normal" style:font-weight-complex="normal"/>
    </style:style>
    <style:style style:name="P8" style:family="paragraph" style:parent-style-name="Standard">
      <style:paragraph-properties fo:text-align="start" style:justify-single-word="false"/>
      <style:text-properties fo:font-weight="bold" officeooo:rsid="0040cdd9" officeooo:paragraph-rsid="0040cdd9" style:font-weight-asian="bold" style:font-weight-complex="bold"/>
    </style:style>
    <style:style style:name="P9" style:family="paragraph" style:parent-style-name="Standard">
      <style:paragraph-properties fo:text-align="start" style:justify-single-word="false"/>
      <style:text-properties fo:font-weight="bold" officeooo:rsid="0043afab" officeooo:paragraph-rsid="0040cdd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5caaa" style:font-weight-asian="normal" style:font-weight-complex="normal"/>
    </style:style>
    <style:style style:name="T3" style:family="text">
      <style:text-properties fo:font-weight="normal" officeooo:rsid="00364a26" style:font-weight-asian="normal" style:font-weight-complex="normal"/>
    </style:style>
    <style:style style:name="T4" style:family="text">
      <style:text-properties fo:font-weight="normal" officeooo:rsid="003c08de" style:font-weight-asian="normal" style:font-weight-complex="normal"/>
    </style:style>
    <style:style style:name="T5" style:family="text">
      <style:text-properties fo:font-weight="normal" officeooo:rsid="0040cdd9" style:font-weight-asian="normal" style:font-weight-complex="normal"/>
    </style:style>
    <style:style style:name="T6" style:family="text">
      <style:text-properties officeooo:rsid="00352728"/>
    </style:style>
    <style:style style:name="T7" style:family="text">
      <style:text-properties officeooo:rsid="0035caaa"/>
    </style:style>
    <style:style style:name="T8" style:family="text">
      <style:text-properties officeooo:rsid="003f85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Manual Analysis</text:span>:</text:p>
      <text:p text:style-name="P1"/>
      <text:p text:style-name="P2">contract name CyberSyndicate</text:p>
      <text:p text:style-name="P3">Variables: </text:p>
      <text:p text:style-name="P2"><text:tab/>maxSupply: <text:span text:style-name="T1">variable should be constant because it not going to change in future.</text:span></text:p>
      <text:p text:style-name="P2"><text:tab/>BaseExtension: <text:span text:style-name="T1">variable</text:span> <text:span text:style-name="T1">is initialized but never used.</text:span></text:p>
      <text:p text:style-name="P2"><text:span text:style-name="T1"><text:tab/></text:span>publicmintActiveTime: <text:span text:style-name="T1">variable</text:span> <text:span text:style-name="T1">is past time so if we use this to check public active time it always returns same results </text:span><text:span text:style-name="T3">which is in past.</text:span></text:p>
      <text:p text:style-name="P2"><text:span text:style-name="T1"><text:tab/></text:span>metadataFolderIpfsLink: <text:span text:style-name="T2">variable not defined by default. Its great to define this variable in constructor or hardcode where variable initialized.</text:span></text:p>
      <text:p text:style-name="P3"><text:span text:style-name="T7">F</text:span>unctions:</text:p>
      <text:p text:style-name="P3"><text:span text:style-name="T1"><text:tab/></text:span>SetSaleActiveTime: <text:span text:style-name="T1"><text:s/>you can remove this function and set </text:span>publicmintActiveTime <text:span text:style-name="T1"><text:s/>in constructor or pass in constant variable in top. Because it supposed to no update in future it only setup once.</text:span></text:p>
      <text:p text:style-name="P5"/>
      <text:p text:style-name="P4">Finding:</text:p>
      <text:p text:style-name="P4"><text:span text:style-name="T1"><text:tab/>it uses </text:span>ERC4907A <text:span text:style-name="T1">contract because it allows owners and authorized addresses to add a time-limited role with restricted permissions to ERC721 tokens.</text:span></text:p>
      <text:p text:style-name="P4"><text:span text:style-name="T1"><text:tab/></text:span><text:span text:style-name="T8">Visibility Modifier: </text:span><text:span text:style-name="T4">We can see that there are number of functions use public visibility modifier. Its good approach is to used them as external if they are not called with in the contract. Or if they are called within the contract and outside of the contract then use of public modifier is fine. </text:span><text:span text:style-name="T5">Here are list of functions from main contract you can use external modifier on them.</text:span></text:p>
      <text:p text:style-name="P6"/>
      <text:p text:style-name="P7">1. purchaseTokens</text:p>
      <text:p text:style-name="P7">2. sendPreMintedNFT</text:p>
      <text:p text:style-name="P7">3. adminMint</text:p>
      <text:p text:style-name="P7">4. withdraw</text:p>
      <text:p text:style-name="P7">5. setnftsForOwner</text:p>
      <text:p text:style-name="P7">6. setDefaultRoyalty</text:p>
      <text:p text:style-name="P7">7. setCostPerNft</text:p>
      <text:p text:style-name="P7">8. setMetadataFolderIpfsLink</text:p>
      <text:p text:style-name="P8"><text:span text:style-name="T1">9. setSaleActiveTime</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10:29:41.479750536</meta:creation-date>
    <dc:date>2023-07-25T17:59:59.221266906</dc:date>
    <meta:editing-duration>PT3H33M33S</meta:editing-duration>
    <meta:editing-cycles>29</meta:editing-cycles>
    <meta:generator>LibreOffice/7.5.4.2$Linux_X86_64 LibreOffice_project/50$Build-2</meta:generator>
    <meta:document-statistic meta:table-count="0" meta:image-count="0" meta:object-count="0" meta:page-count="1" meta:paragraph-count="21" meta:word-count="209" meta:character-count="1380" meta:non-whitespace-character-count="1182"/>
  </office:meta>
</office:document-meta>
</file>